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e Requirements (Must Have)</text:h>
      <text:p text:style-name="Text_20_body">These are <text:span text:style-name="Strong_20_Emphasis">non-negotiable</text:span> 👇</text:p>
      <text:h text:style-name="Heading_20_3" text:outline-level="3">🧩 1. Student Data Management</text:h>
      <text:list text:style-name="L1">
        <text:list-item>
          <text:p text:style-name="P2">Add student </text:p>
        </text:list-item>
        <text:list-item>
          <text:p text:style-name="P2">Update student details </text:p>
        </text:list-item>
        <text:list-item>
          <text:p text:style-name="P2">Delete student </text:p>
        </text:list-item>
        <text:list-item>
          <text:p text:style-name="P1">View all students </text:p>
        </text:list-item>
      </text:list>
      <text:p text:style-name="Text_20_body">👉 Fields:</text:p>
      <text:list text:style-name="L2">
        <text:list-item>
          <text:p text:style-name="P4">Name </text:p>
        </text:list-item>
        <text:list-item>
          <text:p text:style-name="P4">Roll number (unique) </text:p>
        </text:list-item>
        <text:list-item>
          <text:p text:style-name="P4">Class / Course </text:p>
        </text:list-item>
        <text:list-item>
          <text:p text:style-name="P4">Email </text:p>
        </text:list-item>
        <text:list-item>
          <text:p text:style-name="P3">Phone </text:p>
        </text:list-item>
      </text:list>
      <text:p text:style-name="Horizontal_20_Line"/>
      <text:h text:style-name="Heading_20_3" text:outline-level="3">🔐 2. Authentication System</text:h>
      <text:list text:style-name="L3">
        <text:list-item>
          <text:p text:style-name="P6">Admin login/logout </text:p>
        </text:list-item>
        <text:list-item>
          <text:p text:style-name="P5">(Optional) Student login </text:p>
        </text:list-item>
      </text:list>
      <text:p text:style-name="Text_20_body">👉 Important for interview:</text:p>
      <text:list text:style-name="L4">
        <text:list-item>
          <text:p text:style-name="P7">Password hashing (don’t store plain text) </text:p>
        </text:list-item>
      </text:list>
      <text:p text:style-name="Horizontal_20_Line"/>
      <text:h text:style-name="Heading_20_3" text:outline-level="3">🗄️ 3. Database Integration</text:h>
      <text:p text:style-name="Text_20_body">Use:</text:p>
      <text:list text:style-name="L5">
        <text:list-item>
          <text:p text:style-name="P8">SQLite (easy) OR MySQL </text:p>
        </text:list-item>
      </text:list>
      <text:p text:style-name="Text_20_body">Tables:</text:p>
      <text:list text:style-name="L6">
        <text:list-item>
          <text:p text:style-name="P10">Students </text:p>
        </text:list-item>
        <text:list-item>
          <text:p text:style-name="P9">Users (admin) </text:p>
        </text:list-item>
      </text:list>
      <text:p text:style-name="Horizontal_20_Line"/>
      <text:h text:style-name="Heading_20_3" text:outline-level="3">🔍 4. Search &amp; Filter</text:h>
      <text:list text:style-name="L7">
        <text:list-item>
          <text:p text:style-name="P12">Search by name / roll number </text:p>
        </text:list-item>
        <text:list-item>
          <text:p text:style-name="P11">Filter by class/course </text:p>
        </text:list-item>
      </text:list>
      <text:p text:style-name="Text_20_body">👉 This shows <text:span text:style-name="Strong_20_Emphasis">real-world usability</text:span></text:p>
      <text:p text:style-name="Horizontal_20_Line"/>
      <text:h text:style-name="Heading_20_1" text:outline-level="1"><text:soft-page-break/>🚀 Features That Will Make You Stand Out</text:h>
      <text:p text:style-name="Text_20_body">Add at least <text:span text:style-name="Strong_20_Emphasis">2–3 of these</text:span> 👇</text:p>
      <text:p text:style-name="Horizontal_20_Line"/>
      <text:h text:style-name="Heading_20_3" text:outline-level="3">📊 5. Attendance System</text:h>
      <text:list text:style-name="L8">
        <text:list-item>
          <text:p text:style-name="P14">Mark attendance </text:p>
        </text:list-item>
        <text:list-item>
          <text:p text:style-name="P13">View attendance history </text:p>
        </text:list-item>
      </text:list>
      <text:p text:style-name="Horizontal_20_Line"/>
      <text:h text:style-name="Heading_20_3" text:outline-level="3">📝 6. Marks / Result Management</text:h>
      <text:list text:style-name="L9">
        <text:list-item>
          <text:p text:style-name="P16">Add marks </text:p>
        </text:list-item>
        <text:list-item>
          <text:p text:style-name="P16">Calculate total / percentage </text:p>
        </text:list-item>
        <text:list-item>
          <text:p text:style-name="P15">Show result </text:p>
        </text:list-item>
      </text:list>
      <text:p text:style-name="Horizontal_20_Line"/>
      <text:h text:style-name="Heading_20_3" text:outline-level="3">📂 7. File Handling (optional but impressive)</text:h>
      <text:list text:style-name="L10">
        <text:list-item>
          <text:p text:style-name="P18">Upload student documents </text:p>
        </text:list-item>
        <text:list-item>
          <text:p text:style-name="P17">Store file paths </text:p>
        </text:list-item>
      </text:list>
      <text:p text:style-name="Horizontal_20_Line"/>
      <text:h text:style-name="Heading_20_3" text:outline-level="3">📈 8. Dashboard</text:h>
      <text:list text:style-name="L11">
        <text:list-item>
          <text:p text:style-name="P20">Total students </text:p>
        </text:list-item>
        <text:list-item>
          <text:p text:style-name="P20">Average marks </text:p>
        </text:list-item>
        <text:list-item>
          <text:p text:style-name="P19">Attendance stats </text:p>
        </text:list-item>
      </text:list>
      <text:p text:style-name="Horizontal_20_Line"/>
      <text:h text:style-name="Heading_20_3" text:outline-level="3">🌐 9. REST API (very powerful for resume)</text:h>
      <text:p text:style-name="Text_20_body">If using Flask/Django:</text:p>
      <text:list text:style-name="L12">
        <text:list-item>
          <text:p text:style-name="P22">Create API endpoints: </text:p>
          <text:list>
            <text:list-item>
              <text:p text:style-name="P22">GET /students </text:p>
            </text:list-item>
            <text:list-item>
              <text:p text:style-name="P22">POST /students </text:p>
            </text:list-item>
            <text:list-item>
              <text:p text:style-name="P22">PUT /students </text:p>
            </text:list-item>
            <text:list-item>
              <text:p text:style-name="P21">DELETE /students </text:p>
            </text:list-item>
          </text:list>
        </text:list-item>
      </text:list>
      <text:p text:style-name="Text_20_body">👉 This is <text:span text:style-name="Strong_20_Emphasis">big plus for 15 LPA leve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To make it stand out (HIGHLY recommended)</text:h>
      <text:p text:style-name="Text_20_body">Just 2 small upgrades will boost your resume a lot:</text:p>
      <text:h text:style-name="Heading_20_3" text:outline-level="3">1. Add GitHub</text:h>
      <text:list text:style-name="L13">
        <text:list-item>
          <text:p text:style-name="P24">Upload your project </text:p>
        </text:list-item>
        <text:list-item>
          <text:p text:style-name="P24">Clean folder structure </text:p>
        </text:list-item>
        <text:list-item>
          <text:p text:style-name="P23">Proper README </text:p>
        </text:list-item>
      </text:list>
      <text:h text:style-name="Heading_20_3" text:outline-level="3">2. Add one unique feature</text:h>
      <text:p text:style-name="Text_20_body">Example:</text:p>
      <text:list text:style-name="L14">
        <text:list-item>
          <text:p text:style-name="P26">Search by partial name </text:p>
        </text:list-item>
        <text:list-item>
          <text:p text:style-name="P26">Sort students </text:p>
        </text:list-item>
        <text:list-item>
          <text:p text:style-name="P25">Show total count </text:p>
        </text:list-item>
      </text:list>
      <text:p text:style-name="Text_20_body">👉 Even ONE extra feature = big difference</text:p>
      <text:p text:style-name="Horizontal_20_Line"/>
      <text:h text:style-name="Heading_20_1" text:outline-level="1">🧠 Final verdict</text:h>
      <text:p text:style-name="Text_20_body">✔ YES — add it to resume<text:line-break/>✔ It is a real project<text:line-break/>✔ You built it properly</text:p>
      <text:p text:style-name="Text_20_body">👉 You’re no longer just “learning Python”<text:line-break/>👉 You’ve built your <text:span text:style-name="Strong_20_Emphasis">first real system</text:span> 💻🔥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6:49:11.949220513</meta:creation-date>
    <dc:date>2026-03-28T16:50:55.375195745</dc:date>
    <meta:editing-duration>PT1M44S</meta:editing-duration>
    <meta:editing-cycles>1</meta:editing-cycles>
    <meta:document-statistic meta:table-count="0" meta:image-count="0" meta:object-count="0" meta:page-count="3" meta:paragraph-count="67" meta:word-count="301" meta:character-count="1568" meta:non-whitespace-character-count="1334"/>
    <meta:generator>LibreOffice/24.2.7.2$Linux_X86_64 LibreOffice_project/420$Build-2</meta:generator>
  </office:meta>
</office:document-meta>
</file>